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d19" officeooo:paragraph-rsid="000e4d19"/>
    </style:style>
    <style:style style:name="P2" style:family="paragraph" style:parent-style-name="Standard">
      <style:text-properties officeooo:rsid="000e642b" officeooo:paragraph-rsid="000e642b"/>
    </style:style>
    <style:style style:name="P3" style:family="paragraph" style:parent-style-name="Standard">
      <style:text-properties officeooo:rsid="00100aa0" officeooo:paragraph-rsid="00100aa0"/>
    </style:style>
    <style:style style:name="P4" style:family="paragraph" style:parent-style-name="Standard">
      <style:text-properties officeooo:rsid="00114b2f" officeooo:paragraph-rsid="00114b2f"/>
    </style:style>
    <style:style style:name="P5" style:family="paragraph" style:parent-style-name="Table_20_Contents">
      <style:text-properties officeooo:rsid="000e642b" officeooo:paragraph-rsid="000e642b"/>
    </style:style>
    <style:style style:name="P6" style:family="paragraph" style:parent-style-name="Standard">
      <style:text-properties officeooo:rsid="00114b2f" officeooo:paragraph-rsid="00114b2f"/>
    </style:style>
    <style:style style:name="P7" style:family="paragraph" style:parent-style-name="Standard">
      <style:text-properties officeooo:rsid="00130b4b" officeooo:paragraph-rsid="00130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ef cube <text:s/>4</text:p>
      <text:p text:style-name="P1">def cube (...)</text:p>
      <text:p text:style-name="P1">def cube []</text:p>
      <text:p text:style-name="P1"/>
      <text:p text:style-name="P1">(def cube (fn [x] (* x x x)))</text:p>
      <text:p text:style-name="P1"/>
      <text:p text:style-name="P1"/>
      <text:p text:style-name="P1">fn(n)=fn(n-1)+fn(n);</text:p>
      <text:p text:style-name="P1"/>
      <text:p text:style-name="P1">(def fib [n] (if <text:s/>(&lt; n 2) 1; (+ (fib (- n 1)) (fib (- n 2)))))</text:p>
      <text:p text:style-name="P1"/>
      <text:p text:style-name="P2">PD Challenge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Cooperate</text:p>
          </table:table-cell>
          <table:table-cell table:style-name="Table1.A1" office:value-type="string">
            <text:p text:style-name="P5">Defec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ooperate</text:p>
          </table:table-cell>
          <table:table-cell table:style-name="Table1.A2" office:value-type="string">
            <text:p text:style-name="P5">3,3</text:p>
          </table:table-cell>
          <table:table-cell table:style-name="Table1.A2" office:value-type="string">
            <text:p text:style-name="P5">0,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efect</text:p>
          </table:table-cell>
          <table:table-cell table:style-name="Table1.A2" office:value-type="string">
            <text:p text:style-name="P5">5,0</text:p>
          </table:table-cell>
          <table:table-cell table:style-name="Table1.A2" office:value-type="string">
            <text:p text:style-name="P5">1,1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3">P1 <text:s text:c="2"/>D C D</text:p>
      <text:p text:style-name="P3"/>
      <text:p text:style-name="P3">p2 <text:s text:c="2"/>D C C</text:p>
      <text:p text:style-name="P3"/>
      <text:p text:style-name="P3"/>
      <text:p text:style-name="P3">- in tournament am nevoie sa fac o chestie recursiva</text:p>
      <text:p text:style-name="P3">- castigator per runda, overall</text:p>
      <text:p text:style-name="P3">- notiunea de paralelism</text:p>
      <text:p text:style-name="P3"/>
      <text:p text:style-name="P3">-overloading <text:s/>&lt;=&gt; rebinding</text:p>
      <text:p text:style-name="P3">(fx n1 n2 f)</text:p>
      <text:p text:style-name="P3"/>
      <text:p text:style-name="P3"/>
      <text:p text:style-name="P3">(def fx[n1 n2 f](f n1 n2))</text:p>
      <text:p text:style-name="P3"/>
      <text:p text:style-name="P3">(fx 3 4 <text:s/>(fn[x y] (* x y)))</text:p>
      <text:p text:style-name="P3"/>
      <text:p text:style-name="P3"/>
      <text:p text:style-name="P3"/>
      <text:p text:style-name="P4">fn</text:p>
      <text:p text:style-name="P4">special form</text:p>
      <text:p text:style-name="P4">reader-maro</text:p>
      <text:p text:style-name="P4">macros</text:p>
      <text:p text:style-name="P4"/>
      <text:p text:style-name="P4"/>
      <text:p text:style-name="P4"/>
      <text:p text:style-name="P7">history :</text:p>
      <text:p text:style-name="P7"/>
      <text:p text:style-name="P7">P1 [:c :d :c]</text:p>
      <text:p text:style-name="P7">P2 [:d :C :d]</text:p>
      <text:p text:style-name="P7"><text:soft-page-break/></text:p>
      <text:p text:style-name="P7">create </text:p>
      <text:p text:style-name="P7">update </text:p>
      <text:p text:style-name="P7">read</text:p>
      <text:p text:style-name="P7"/>
      <text:p text:style-name="P7">environment</text:p>
      <text:p text:style-name="P7"/>
      <text:p text:style-name="P7">player</text:p>
      <text:p text:style-name="P7">- strategie si</text:p>
      <text:p text:style-name="P7">- history</text:p>
      <text:p text:style-name="P7">- run</text:p>
      <text:p text:style-name="P7">- calcularea scorul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8:53:31.324884088</meta:creation-date>
    <dc:date>2015-07-05T12:31:30.185111164</dc:date>
    <meta:editing-duration>PT4M25S</meta:editing-duration>
    <meta:editing-cycles>2</meta:editing-cycles>
    <meta:generator>LibreOffice/4.2.7.2$Linux_x86 LibreOffice_project/420m0$Build-2</meta:generator>
    <meta:document-statistic meta:table-count="1" meta:image-count="0" meta:object-count="0" meta:page-count="2" meta:paragraph-count="40" meta:word-count="123" meta:character-count="570" meta:non-whitespace-character-count="477"/>
  </office:meta>
</office:document-meta>
</file>